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1ae1ce" officeooo:paragraph-rsid="001ae1ce" style:font-size-asian="9pt" style:font-size-complex="9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\bf Notation}\par</text:p>
      <text:p text:style-name="P1">$\bullet$ $\field$ denotes $\real$ or $\complex$.\par</text:p>
      <text:p text:style-name="P1">$\bullet$ $V$ and $W$ denote a vector spaces over $\field$.</text:p>
      <text:p text:style-name="P1"><draw:frame draw:style-name="fr1" draw:name="Object1" text:anchor-type="as-char" svg:y="-0.1819in" svg:width="0.5634in" svg:height="0.25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{\bf properties of complex arithmetic}</text:p>
      <text:p text:style-name="P1"/>
      <text:p text:style-name="P1">\dtablestart{0.9 in}{2.3 in}</text:p>
      <text:p text:style-name="P1">Additive &amp; ``CAIID''\cr</text:p>
      <text:p text:style-name="P1">\noalign{commutativity, associativity, identity, inverse, distributivity}</text:p>
      <text:p text:style-name="P1">Multiplicative &amp; ``CAIID''\cr</text:p>
      <text:p text:style-name="P1">\noalign{commutativity, associativity, identity, inverse, distributivity}</text:p>
      <text:p text:style-name="P1">\dtableend</text:p>
      <text:p text:style-name="P1"/>
      <text:p text:style-name="P1">{\bf Def: list, length} Suppose n is a nonnegative integer. <text:s/>A {\it list} of {\it length} $n$ is an ordered collection of $n$ elements separated by commas and surrounded by parentheses. A list of length n looks like this: $(x_1,\dots,x_n).$ Two lists are equal IFF they have the same length and the same elements in the same order.</text:p>
      <text:p text:style-name="P1"/>
      <text:p text:style-name="P1">{\bf Def: $\field^n$} $\field^n$ is the set of all lists of length $n$ of elements of $\field$: $\field^n = \{(x_1,\dots,x_n): x_j \in \field for j = 1,\dots,n\}$. For $(x_1\Dots x_n) \in \field^n$ and $j \in \{1\Dots n\}$, we say that $x_j$ is the $j^{\rm th}$ {\it coordinate} of $(x_1 \Dots x_n)$.</text:p>
      <text:p text:style-name="P1"/>
      <text:p text:style-name="P1">{\bf Def: addition, scalar multiplication} An {\it addition} on a set V is a function that assigns an element $u + v \in V$ to each pair of elements $u,v \in V$. A {\it scalar multiplication} on a set $V$ is a function that assigns an element $\lambda v \in V$ to each $\lambda \in \field$ and each $v \in V$.</text:p>
      <text:p text:style-name="P1"/>
      <text:p text:style-name="P1">{\bf Def: vector space} A {\it vector space} is a set $V$ along with an addition on $V$ and a scalar multiplication on $V$ with the following properties:</text:p>
      <text:p text:style-name="P1"/>
      <text:p text:style-name="P1">\dtablestart{1.3 in}{1.9 in}</text:p>
      <text:p text:style-name="P1">Additive &amp; ``CAIID''\cr</text:p>
      <text:p text:style-name="P1">\noalign{commutativity, associativity, identity, inverse, distributivity}</text:p>
      <text:p text:style-name="P1">Scalar Multiplicative &amp; ``AID''\cr</text:p>
      <text:p text:style-name="P1">\noalign{associativity, identity, distributivity}</text:p>
      <text:p text:style-name="P1">\dtableend</text:p>
      <text:p text:style-name="P1"/>
      <text:p text:style-name="P1">{\bf Def: vector, point} Elements of a vector space are called {\it vectors} or {\it points}.</text:p>
      <text:p text:style-name="P1"/>
      <text:p text:style-name="P1">{\bf Notation: $\field^S$}\par</text:p>
      <text:p text:style-name="P1">$\bullet$ If $S$ is a set, then $\field^S$ denotes the set of functions from $S$ to $\field$.\par</text:p>
      <text:p text:style-name="P1">$\bullet$ For $f,g \in \field^S$, the {\it sum} $f+g \in \field^S$ is the function defined by $(f+g)(x) = f(x)+g(x)$ for all $x \in S$.\par</text:p>
      <text:p text:style-name="P1">$\bullet$ For $\lambda \in \field$ and $f \in \field^S$, the {\it product} $\lambda f \in \field^S$ is the function defined by $(\lambda f)(x)=\lambda f(x)$ for all $x \in S$.\par</text:p>
      <text:p text:style-name="P1"/>
      <text:p text:style-name="P1">{\bf Notation:} $-v, w-v$. \quad Let $v,w\in V$. Then\par</text:p>
      <text:p text:style-name="P1">$\bullet$ $-v$ denotes the additive inverse of $v$;\par</text:p>
      <text:p text:style-name="P1">$\bullet$ $w-v$ is defined to be $w+ (-v)$.\par</text:p>
      <text:p text:style-name="P1"/>
      <text:p text:style-name="P1">{\bf Def: subspace} A subset $U$ of $V$ is called a {\it subspace} of $V$ if $U$ is also a vector space (using the same addition addition and scalar multiplication as on V).</text:p>
      <text:p text:style-name="P1"/>
      <text:p text:style-name="P1">{\bf Conditions for a subspace} A subset $U$ of $V$ is a subspace of $V$ if and only if $U$ satisfies the following three conditions:</text:p>
      <text:p text:style-name="P1"/>
      <text:p text:style-name="P1">\dtablestart{1.4 in}{1.8 in}</text:p>
      <text:p text:style-name="P1">{\it additive identity} &amp; <text:s/>$0 \in U$\cr</text:p>
      <text:p text:style-name="P1">{\it closed under addition} &amp; <text:s/>$u,w \in U$ implies $u + w \in U$\cr</text:p>
      <text:p text:style-name="P1">{\it closed under scalar multiplication} &amp; <text:s/>$a \in \field$ and $u \in U$ implies $au \in U$.\cr</text:p>
      <text:p text:style-name="P1">\dtableend</text:p>
      <text:p text:style-name="P1"/>
      <text:p text:style-name="P1">{\bf Def: sum of subsets} Suppose $U_1 \Dots U_m$ are subsets of $V$. The {\it sum} of $U_1 \Dots U_m$, denoted $U_1+\cdots+U_m$, is the set of all possible sums of elements of $U_1 \Dots U_m$. More precisely, $U_1+\cdots+U_m = \{u_1+\cdots+u_m : u_1 \in U_1 \Dots u_m \in U_m\}$.</text:p>
      <text:p text:style-name="P1"/>
      <text:p text:style-name="P1">{\bf Sum of subspaces is the smallest containing subspace} Suppose $U_1 \Dots U_m$ are subspaces of $V$. Then $U_1+\cdots+U_m$ is the smalles subspace of $V$ containing $U_1 \Dots U_m$.</text:p>
      <text:p text:style-name="P1"/>
      <text:p text:style-name="P1">{\bf Def: direct sum} Suppose $U_1 \Dots U_m$ are subspaces of $V$.\par</text:p>
      <text:p text:style-name="P1">$\bullet$ The sum $U_1 + \cdots + U_m$ is called a {\it direct sum} if each element of $U_1 + \cdots + U_m$ can be written in only one way as a sum $u_1 + \cdots + u_m$, where each $u_j$ is in $U_j$.\par</text:p>
      <text:p text:style-name="P1">$\bullet$ If $U_1 + \cdots + U_m$ is a direct sum, then $U_1 \oplus \cdots \oplus U_m$ denotes $U_1 + \cdots + U_m$, with the $\oplus$ notation serving as an indication that this is a direct sum.</text:p>
      <text:p text:style-name="P1"/>
      <text:p text:style-name="P1">{\bf Condition for a direct sum} Suppose $U_1 \Dots U_m$ are subspaces of $V$. Then $U_1 + \cdots + U_m$ is a direct sum IFF the only way to write 0 as a sum $u_1 + \cdots + u_m$, where each $u_j$ is in $U_j$, is by taking each $u_j$ equal to 0.</text:p>
      <text:p text:style-name="P1"/>
      <text:p text:style-name="P1">{\bf Direct sum of two subspaces} Suppose $U$ and $W$ are subspaces of $V$. Then $U$ + $W$ is a direct sum IFF $U \cap W = \{0\}$.</text:p>
      <text:p text:style-name="P1"/>
      <text:p text:style-name="P1">\chapter{Chapter 2}</text:p>
      <text:p text:style-name="P1"/>
      <text:p text:style-name="P1">{\bf Notation: list of vectors} We will usually write lists of vectors without surrounding parentheses.</text:p>
      <text:p text:style-name="P1"/>
      <text:p text:style-name="P1">{\bf Def: linear combination} A {\it linear combination} of a list $v_1\Dots v_m$ of vectors in $V$ is a vector of the form $a_1v_1 + \cdots + a_mv_m$, where $a_1\Dots a_m \in \field$.</text:p>
      <text:p text:style-name="P1"/>
      <text:p text:style-name="P1">{\bf Def: span} The set of all linear combinations of a list of vectors $v_1\Dots v_m$ in $V$ is called the {\it span} of $v_1 \Dots v_m$, denoted ${\rm span}(v_1\Dots v_m)$. In other words, ${\rm span}(v_1 \Dots v_m) = \{a_1v_1 + \cdots + a_mv_m : a_1 \Dots a_m \in \field\}$. The span of the empty list $( )$ is defined to be $\{0\}$</text:p>
      <text:p text:style-name="P1"/>
      <text:p text:style-name="P1">{\bf Span is the smallest containing subspace} The span of a list of vectors in $V$ is the smallest subspace of $V$ containing all the vectors in the list.</text:p>
      <text:p text:style-name="P1"/>
      <text:p text:style-name="P1">{\bf Def: spans} If ${\rm span}(v_1 \Dots v_m)$ equals $V$, we say that $v_1 \Dots v_m$ {\it spans} $V$.</text:p>
      <text:p text:style-name="P1"/>
      <text:p text:style-name="P1">{\bf Def: finite-dimensional vector space} A vector space is called {\it finite-dimensional} if some list of vectors in it spans the space.</text:p>
      <text:p text:style-name="P1"/>
      <text:p text:style-name="P1">{\bf Def: polynomial, $\polynomial(\field)$}\par </text:p>
      <text:p text:style-name="P1">$\bullet$ A function $p : \field \rightarrow \field$ is called a {\it polynomial} with coefficients in $\field$ if there exist $a_0 \Dots a_m \in \field$ such that $p(z) = a_0 + a_1z + a_2z^2+\cdots +a_mz^m$ for all $z \in \field$.\par</text:p>
      <text:p text:style-name="P1">$\bullet$ $\polynomial(\field)$ is the set of all polynomials with coefficients in $\field$.</text:p>
      <text:p text:style-name="P1"/>
      <text:p text:style-name="P1">{\bf Def: degree of a polynomial, ${\rm deg}\ p$}\par</text:p>
      <text:p text:style-name="P1">$\bullet$ A polynomial $p \in \polynomial(\field)$ is said to have {\it degree} $m$ if there exist scalars $a_0, a_1 \Dots a_m \in \field$ with $a_m \ne 0$ such that $p(z) = a_0 + a_1z + \cdots + a_mz^m$ for all $z \in \field$. If $p$ has degree $m$, we write ${\rm deg}\ p = m$.\par</text:p>
      <text:p text:style-name="P1">$\bullet$ The polynomial that is identically 0 is said to have degree $- \infty$.\par</text:p>
      <text:p text:style-name="P1"><text:soft-page-break/></text:p>
      <text:p text:style-name="P1">{\bf Def: $\polynomial_m(\field)$}</text:p>
      <text:p text:style-name="P1">For $m$ a nonnegative integer, $\polynomial_m(\field)$ denotes the set of all polynomials with coefficients in $\field$ and degree at most $m$.</text:p>
      <text:p text:style-name="P1"/>
      <text:p text:style-name="P1">{\bf Def: infinite-dimensional vector space} A vector space is called {\it infinite-dimensional} if it is not finite-dimensional.</text:p>
      <text:p text:style-name="P1"/>
      <text:p text:style-name="P1">{\bf Def: linearly independent}\par</text:p>
      <text:p text:style-name="P1">$\bullet$ A list $v_1 \Dots v_m$ of vectors in $V$ is called {\bf linearly independent} if the only choice of $a_1 \Dots a_m \in \field$ that makes $a_1v_1 + \cdots + a_mv_m$ equal $0$ is $a_1 = \cdots = a_m = 0$\par</text:p>
      <text:p text:style-name="P1">$\bullet$ The empty list $(\ )$ is also declared to be linearly independent\par</text:p>
      <text:p text:style-name="P1"/>
      <text:p text:style-name="P1">{\bf Def: linearly dependent}\par</text:p>
      <text:p text:style-name="P1">$\bullet$ A list of vectors in $V$ is called {\it linearly dependent} if it is not linearly independent.\par</text:p>
      <text:p text:style-name="P1">$\bullet$ In other words, a list $v_1\Dots v_m$ of vectors in $V$ is linearly dependent if there exist $a_1 \Dots a_m \in \field$, not all 0, such that $a_1v_1 + \cdots + a_mv_m = 0$.</text:p>
      <text:p text:style-name="P1"/>
      <text:p text:style-name="P1">{\bf Linear Dependence Lemma}</text:p>
      <text:p text:style-name="P1">Suppose $v_1 \Dots v_m$ is a linearly dependent list in V. Then there exists $j \in {1,2\Dots m}$ such that the following hold:\par</text:p>
      <text:p text:style-name="P1">(a) $v_j \in {\rm span}(v_1\Dots v_{j-1})$;\par</text:p>
      <text:p text:style-name="P1">(b) if the $j^{\rm th}$ term is removed from $v_1 \Dots v_m$, the span of the remaining list equals ${\rm span}(v_1 \Dots v_m)$.\par</text:p>
      <text:p text:style-name="P1"/>
      <text:p text:style-name="P1">{\bf Length of linearly independent list $\leq$ length of spanning list}</text:p>
      <text:p text:style-name="P1">In a finite-dimensional vector space, the length of very linearly independent list of vectors is less than or equal to the length of very spanning list of vectors.</text:p>
      <text:p text:style-name="P1"/>
      <text:p text:style-name="P1">{\bf Finite-dimensional subspaces}</text:p>
      <text:p text:style-name="P1">Every subspace of a finite-dimensional vector space if finite-dimensional.</text:p>
      <text:p text:style-name="P1"/>
      <text:p text:style-name="P1">{\bf Def: basis}</text:p>
      <text:p text:style-name="P1">A {\it basis} of $V$ is a list of vectors in $V$ that is linearly independent and spans $V$.</text:p>
      <text:p text:style-name="P1"/>
      <text:p text:style-name="P1">{\bf Criterion for basis}</text:p>
      <text:p text:style-name="P1">A list $v_1 \Dots v_n$ of vectors in $V$ is a basis of $V$ if and only if every $v \in V$ can be written uniquely in the form $v = a_1v_1 + \cdots + a_nv_n$, where $a_1 \Dots a_n \in \field$.</text:p>
      <text:p text:style-name="P1"/>
      <text:p text:style-name="P1">{\bf Spanning list contains a basis}</text:p>
      <text:p text:style-name="P1">Every spanning list in a vector space can be reduced to a basis of the vector space.</text:p>
      <text:p text:style-name="P1"/>
      <text:p text:style-name="P1">{\bf Basis of a finite-dimensional vector space}</text:p>
      <text:p text:style-name="P1">Every finite-dimensional vector space has a basis.</text:p>
      <text:p text:style-name="P1"/>
      <text:p text:style-name="P1">{\bf Linearly independent list extends to a basis}</text:p>
      <text:p text:style-name="P1">Every linearly independent list of vectors in a finite-dimensional vector space can be extended to a basis of the vector space.</text:p>
      <text:p text:style-name="P1"/>
      <text:p text:style-name="P1">{\bf Every subspace of $V$ is part of a direct sum equal to $V$}</text:p>
      <text:p text:style-name="P1">Suppose $V$ is finite-dimensional and $U$ is a subspace of $V$. Then there is a subspace $W$ of $V$ such that $V = U \oplus W$.</text:p>
      <text:p text:style-name="P1"/>
      <text:p text:style-name="P1">{\bf Basis length does not depend on basis}</text:p>
      <text:p text:style-name="P1">Any two bases of a finite-dimensional vector space have the same length.</text:p>
      <text:p text:style-name="P1"/>
      <text:p text:style-name="P1">{\bf Def: dimension, ${\rm dim}\ V$}\par</text:p>
      <text:p text:style-name="P1">$\bullet$ The {\it dimension} of a finite-dimensional vector space is the length of any basis of the vector space.\par</text:p>
      <text:p text:style-name="P1">$\bullet$ The dimension of $V$ (if $V$ is finite-dimensional) is denoted by ${\rm dim}\ V$.\par</text:p>
      <text:p text:style-name="P1"/>
      <text:p text:style-name="P1">{\bf Dimension of a subspace}</text:p>
      <text:p text:style-name="P1">If $V$ is finite-dimensional and $U$ is a subspace of $V$, then ${\rm dim}\ U \leq {\rm dim}\ V$.</text:p>
      <text:p text:style-name="P1"/>
      <text:p text:style-name="P1">{\bf Linearly independent list of the right length is a basis}</text:p>
      <text:p text:style-name="P1">Suppose $V$ is finite dimensional. Then every linearly independent list of vectors in $V$ with length ${\rm dim}\ V$ is a basis of $V$.</text:p>
      <text:p text:style-name="P1"/>
      <text:p text:style-name="P1">{\bf Spanning list of the right length is a basis}</text:p>
      <text:p text:style-name="P1">Suppose $V$ is finite-dimensional. Then every spanning list of vectors in $V$ with length ${\rm dim}\ V$ is a basis of $V$.</text:p>
      <text:p text:style-name="P1"/>
      <text:p text:style-name="P1">{\bf Dimension of a sum}</text:p>
      <text:p text:style-name="P1">If $U_1$ and $U_2$ are subspaces of a finite-dimensional vector space, then $\dim (U_1+U_2) = \dim U_1 + \dim U_2 - \dim (U_1 \cap U_2)$</text:p>
      <text:p text:style-name="P1"/>
      <text:p text:style-name="P1">\chapter{Chapter 3}</text:p>
      <text:p text:style-name="P1"/>
      <text:p text:style-name="P1">{\bf Def: linear map}</text:p>
      <text:p text:style-name="P1">A {\it linear map} from $V$ to $W$ is a function $T:V\rightarrow W$ with the following properties:\par</text:p>
      <text:p text:style-name="P1">\dtablestart{1.0 in}{2.2 in}</text:p>
      <text:p text:style-name="P1">{\it additivity} &amp; <text:s/>$T(u+v) = Tu + Tv$ for all $u,v \in V$\cr</text:p>
      <text:p text:style-name="P1">{\it homogenity} &amp; <text:s/>$T(\lambda v) = \lambda (Tv) $ for all $\lambda \in \field$ and all $v \in V$\cr</text:p>
      <text:p text:style-name="P1">\dtableend</text:p>
      <text:p text:style-name="P1"/>
      <text:p text:style-name="P1">{\bf Notation: ${\cal L}(V,W)$}</text:p>
      <text:p text:style-name="P1">The set of all linear maps from $V$ to $W$ is denoted ${\cal L}(V,W)$.</text:p>
      <text:p text:style-name="P1"/>
      <text:p text:style-name="P1">{\bf Linear maps and basis of domain}</text:p>
      <text:p text:style-name="P1">Suppose $v_1 \Dots v_n$ is a basis of $V$ and $w_1 \Dots w_n \in W$. Then there exists a unique linear map $T : V \rightarrow W$ such that $Tv_j = w_j$ for each $j = 1 \Dots n$.</text:p>
      <text:p text:style-name="P1"/>
      <text:p text:style-name="P1">{\bf Def: addition and scalar multiplication on ${\cal L}(V,W)$}</text:p>
      <text:p text:style-name="P1">Suppose $S,T \in {\cal L}(V,W)$ and $\lambda \in \field$. The {\it sum} $S+T$ and the {\it product} $\lambda T$ are the linear maps from $V$ to $W$ defined by $(S+T)(v) = Sv + Tv $ and $(\lambda T)(v) = \lambda (Tv)$, for all $v \in V$.</text:p>
      <text:p text:style-name="P1"/>
      <text:p text:style-name="P1">{\bf $\linear(V,W)$ is <text:s/>vector space}</text:p>
      <text:p text:style-name="P1">With the operations of addition and scalar multiplication as defined above $\linear(V,W)$ is a vector space.</text:p>
      <text:p text:style-name="P1"/>
      <text:p text:style-name="P1">{\bf Def: Product of Linear Maps}</text:p>
      <text:p text:style-name="P1">If $T \in \linear(U,V)$ and $S \in \linear(V,W)$, then the {\it product} $ST \in \linear(U,W)$ is defined by $(ST)(u) = S(Tu)$ for $u \in U$.</text:p>
      <text:p text:style-name="P1"/>
      <text:p text:style-name="P1">{\bf Algebraic properties of products }\par</text:p>
      <text:p text:style-name="P1">{\it associativity} $(T_1T_2)T_3 = T_1(T_2T_3)$, whenever $T_1$,$T_2$, and $T_3$ are linear maps such that the products make sense (meaning that $T_3$ maps into the domain of $T_2$, and $T_2$ maps into the domain of $T_1$).\par</text:p>
      <text:p text:style-name="P1">{\it identity} $TI = IT = T$, whenver $T \in \linear(V,W)$ (the first $I$ is the identity map on $V$, and the second $I$ is the identity map on $W$).\par</text:p>
      <text:p text:style-name="P1">{\it distributive properties} $(S_1+S_2)T = S_1T + S_2T$ and $S(T_1+T_2) = ST_1 + ST_2$ whenever $T,T_1,T_2 \in \linear(U,V)$ and $S, S_1, S_2 \in \linear(V,W)$.</text:p>
      <text:p text:style-name="P1"/>
      <text:p text:style-name="P1">{\bf Linear maps take 0 to 0} Suppose $T$ is a linear map from $V$ to $W$. Then $T(0) = 0$.</text:p>
      <text:p text:style-name="P1"/>
      <text:p text:style-name="P1">{\bf Def: null space, ${\rm null}\ T$}</text:p>
      <text:p text:style-name="P1">For $T \in \linear(V,W)$, the {\it null space} of $T$, denoted ${\rm null}\ T$, is the subset of $V$ consisting of those vectors that $T$ maps to 0: ${\rm null}\ T = \{v \in V : Tv = 0\}$</text:p>
      <text:p text:style-name="P1"/>
      <text:p text:style-name="P1">{\bf The null space is a subspace}</text:p>
      <text:p text:style-name="P1">Suppose $T \in \linear(V,W)$. Then ${\rm null}\ T$ is a subspace of $V$.</text:p>
      <text:p text:style-name="P1"/>
      <text:p text:style-name="P1">{\bf Def: injective}</text:p>
      <text:p text:style-name="P1"><text:soft-page-break/>A function $T:V \rightarrow W$ is called {\it injective} if $Tu = Tv$ implies $u = v$.</text:p>
      <text:p text:style-name="P1"/>
      <text:p text:style-name="P1">{\bf Injectivity is equivalent to null space equals $\{0\}$}</text:p>
      <text:p text:style-name="P1">Let $T \in \linear(V,W)$. Then $T$ is injective IFF null $T = \{0\}$.</text:p>
      <text:p text:style-name="P1"/>
      <text:p text:style-name="P1">{\bf Def: range}</text:p>
      <text:p text:style-name="P1">For $T$ a function from $V$ to $W$, the {\it range} of $T$ is the subset of $W$ consisting of those vectors that are of the form $Tv$ for some $v \in V$: ${\rm range}\ T = \{Tv : v \in V\}$.</text:p>
      <text:p text:style-name="P1"/>
      <text:p text:style-name="P1">{\bf The range is a subspace}</text:p>
      <text:p text:style-name="P1">If $T \in \linear(V,W)$, then ${\rm range}\ T$ is a subspace of $W$.</text:p>
      <text:p text:style-name="P1"/>
      <text:p text:style-name="P1">{\bf Def: surjective}</text:p>
      <text:p text:style-name="P1">A function $T : V \rightarrow W$ is called {\it surjective} if its range equals $W$.</text:p>
      <text:p text:style-name="P1"/>
      <text:p text:style-name="P1">{\bf Fundamental Theorem of Linear Maps}</text:p>
      <text:p text:style-name="P1">Suppose $V$ is finite-dimensional and $T \in \linear(V,W)$. Then range $T$ is finite-dimensional and $\dim V = \dim {\rm null}\ T + \dim {\rm range}\ T$.</text:p>
      <text:p text:style-name="P1"/>
      <text:p text:style-name="P1">{\bf A map to a smaller dimensional space if not injective}</text:p>
      <text:p text:style-name="P1">Suppose $V$ and $W$ are finite-dimensional vector spaces such that $\dim V &gt; \dim W$. Then no linear map from $V$ to $W$ is injective.</text:p>
      <text:p text:style-name="P1"/>
      <text:p text:style-name="P1">{\bf A map to a larger dimensional space is not surjective}</text:p>
      <text:p text:style-name="P1">Suppose $V$ and $W$ are finite-dimensional vector spaces such that $\dim V &lt; \dim W$. Then no linear map from $V$ to $W$ is surjective.</text:p>
      <text:p text:style-name="P1"/>
      <text:p text:style-name="P1">{\bf Homogeneous system of linear equations}</text:p>
      <text:p text:style-name="P1">A homogeneous system of linear equations with more variables than equations has nonzero solutions.</text:p>
      <text:p text:style-name="P1"/>
      <text:p text:style-name="P1">{\bf Inhomogeneous system of linear equations}</text:p>
      <text:p text:style-name="P1">An inhomogeneous system of linear equations with more equations than variables has no solution for some choice of the constant terms.</text:p>
      <text:p text:style-name="P1"/>
      <text:p text:style-name="P1">{\bf Def: matrix, $A_{j,k}$}</text:p>
      <text:p text:style-name="P1">Let $m$ and $n$ denote positive integers. An $m$-by-$n$ {\it matrix} $A$ is a rectangular array of elements of $\field$ with $m$ rows and $n$ columns:</text:p>
      <text:p text:style-name="P1">\vskip -8pt</text:p>
      <text:p text:style-name="P1">$$A = \left(\matrix{A_{1,1} &amp; \ldots &amp; A_{1,n}\cr \vdots &amp; \ddots &amp; \vdots \cr A_{m,1} &amp; \ldots &amp; A_{m,n}}\right)$$</text:p>
      <text:p text:style-name="P1">\vskip -3pt</text:p>
      <text:p text:style-name="P1">The notation $A_{j,k}$ denotes the entry in row $j$, column $k$ of $A$. In other words, the first index refers to the row number and the second index refers to the column number.</text:p>
      <text:p text:style-name="P1"/>
      <text:p text:style-name="P1">{\bf Def: matrix of a linear map, $\mapmatrix(T)$}</text:p>
      <text:p text:style-name="P1">Suppose $T \in \linear(V,W)$ and $v_1 \Dots v_n$ is a basis of $V$ and $w_1 \Dots w_m$ is a basis of $W$. The {\it matrix of $T$} with respect to these bases is the $m$-by-$n$ matrix $\mapmatrix(T)$ whose entries $A_{j,k}$ are defined by $Tv_k = A_{1,k}w_1+ \cdots + A_{m,k}w_m$. If the bases are not clear from the context, then the notation $\mapmatrix(T,(v_1 \Dots v_n),(w_1 \Dots w_m))$ is used.</text:p>
      <text:p text:style-name="P1"/>
      <text:p text:style-name="P1">{\bf matrix addition}</text:p>
      <text:p text:style-name="P1">The {\it sum of two matrices of the same size} is the matrix obtained by adding corresponding entries in the matrices:</text:p>
      <text:p text:style-name="P1">\vskip -15pt</text:p>
      <text:p text:style-name="P1">$$\displaylines{\left(\matrix{A_{1,1} &amp; \ldots &amp; A_{1,n}\cr \vdots &amp; \ddots &amp; \vdots \cr A_{m,1} &amp; \ldots &amp; A_{m,n}}\right) + \left(\matrix{C_{1,1} &amp; \ldots &amp; C_{1,n}\cr \vdots &amp; \ddots &amp; \vdots \cr C_{m,1} &amp; \ldots &amp; C_{m,n}}\right)\hfill\cr\hfill= \left(\matrix{A_{1,1}+C_{1,1} &amp; \ldots &amp; A_{1,n}+C_{1,n}\cr \vdots &amp; \ddots &amp; \vdots \cr A_{m,1}+C_{m,1} &amp; \ldots &amp; A_{m,n}+C_{m,n}}\right)}$$</text:p>
      <text:p text:style-name="P1">\vskip -9pt</text:p>
      <text:p text:style-name="P1">In other words, $(A+C)_{j,k}=A_{j,k}+C_{j,k}$.</text:p>
      <text:p text:style-name="P1"/>
      <text:p text:style-name="P1">{\bf The matrix of the sum of linear maps}</text:p>
      <text:p text:style-name="P1">Suppose $S,T \in \linear(V,W). Then \mapmatrix(S+T) = \mapmatrix(S) + \mapmatrix(T)$</text:p>
      <text:p text:style-name="P1"/>
      <text:p text:style-name="P1">{\bf Def: scalar multiplication of a matrix}</text:p>
      <text:p text:style-name="P1">The product of a scalar and a matrix is the matrix obtained by multiplying each entry in the matrix by the scalar:</text:p>
      <text:p text:style-name="P1">\vskip -7pt</text:p>
      <text:p text:style-name="P1">$$\lambda \left(\matrix{A_{1,1} &amp; \ldots &amp; A_{1,n}\cr \vdots &amp; \ddots &amp; \vdots \cr A_{m,1} &amp; \ldots &amp; A_{m,n}}\right)=\left(\matrix{\lambda A_{1,1} &amp; \ldots &amp; \lambda A_{1,n}\cr \vdots &amp; \ddots &amp; \vdots \cr \lambda A_{m,1} &amp; \ldots &amp; \lambda A_{m,n}}\right)$$</text:p>
      <text:p text:style-name="P1">\vskip -6pt</text:p>
      <text:p text:style-name="P1">In other words, $(\lambda A)_{j,k}=\lambda A_{j,k}$.</text:p>
      <text:p text:style-name="P1"/>
      <text:p text:style-name="P1">{\bf The matrix of a scalar times a linear map}</text:p>
      <text:p text:style-name="P1">Suppose $\lambda \in \field$ and $T \in \linear(V,W)$. Then $\mapmatrix(\lambda T) = \lambda \mapmatrix(T)$.</text:p>
      <text:p text:style-name="P1"/>
      <text:p text:style-name="P1">{\bf Notation: $\field^{m,n}$}</text:p>
      <text:p text:style-name="P1">For $m$ and $n$ positive integers, the set of all $m$-by-$n$ matrices with entries in $\field$ is denoted by $F^{m,n}$.</text:p>
      <text:p text:style-name="P1"/>
      <text:p text:style-name="P1">{\bf $\dim \field^{m,n} = mn$} Suppose $m$ and $n$ are positive integers. With addition and scalar multiplication defined as above, $\field^{m,n}$ is a vector space with dimension $m n$.</text:p>
      <text:p text:style-name="P1"/>
      <text:p text:style-name="P1">{\bf Def: matrix multiplication}</text:p>
      <text:p text:style-name="P1">Suppose $A$ is an $m$-by-$n$ matrix and $C$ is an $n$-by-$p$ matrix. Then $AC$ is defined to be the $m$-by-$p$ matrix whose entry in row $j$, column $k$, is given by the following equation: $(AC)_{j,k} = \sum_{r=1}^nA_{j,r}C_{r,k}$. In other words, the entry in row $j$, column $k$, of $AC$ is computed by taking row $j$ of $A$ and column $k$ of $C$, multiplying together corresponding entries, and then summing.</text:p>
      <text:p text:style-name="P1"/>
      <text:p text:style-name="P1">{\bf The matrix of the product of linear maps}</text:p>
      <text:p text:style-name="P1">If $T \in \linear(U,V)$ and $S \in \linear(V,W), then \mapmatrix(ST) = \mapmatrix(S)\mapmatrix(T)$.</text:p>
      <text:p text:style-name="P1"/>
      <text:p text:style-name="P1">{\bf Notation: $A_{j,.}, A_{.,k}$} Suppose $A$ is an $m$-by-$n$ matrix.\par</text:p>
      <text:p text:style-name="P1">$\bullet$ If $1 \leq j \leq m$, then $A_{j,.}$ denotes the $1$-by-$n$ matrix consisting of row $j$ of $A$.\par</text:p>
      <text:p text:style-name="P1">$\bullet$ If $1 \leq k \leq n$, then $A_{.,k}$ denotes the $m$-by-$1$ matrix consisting of row $k$ of $A$.\par</text:p>
      <text:p text:style-name="P1"/>
      <text:p text:style-name="P1">{\bf Entry of matrix product equals row times column}</text:p>
      <text:p text:style-name="P1">Suppose $A$ is an $m$-by-$n$ matrix and $C$ is an $n$-by-$p$ matrix. Then $(AC)_{j,k} = A_{j,.}C_{.,k}$, for $1 \leq j \leq m$ and $1 \leq k \leq p$.</text:p>
      <text:p text:style-name="P1"/>
      <text:p text:style-name="P1">{\bf Column of matrix product equal matrix times column}</text:p>
      <text:p text:style-name="P1">Suppose $A$ is an $m$-by-$n$ matrix and $C$ is an $n$-by-$p$ matrix. Then $(AC)_{.,k} = AC_{.,k}$ for $1 \le k \le p$.</text:p>
      <text:p text:style-name="P1"/>
      <text:p text:style-name="P1">{\bf Linear combination of columns}</text:p>
      <text:p text:style-name="P1">Suppose $A$ is an $m$-by-$n$ matrix and $c = \left(\matrix{c_1 \cr \vdots \cr c_n}\right)$ is an $n$-by-$1$ matrix. Then $Ac = c_1A_{.,1} + \cdots + c_nA_{.,n}$. In other words, $Ac$ is a linear combination of the columns of A, with the scalars that multiply the columns coming from $c$.</text:p>
      <text:p text:style-name="P1"/>
      <text:p text:style-name="P1">{\bf Def: invertible, inverse}\par</text:p>
      <text:p text:style-name="P1">$\bullet$ A linear map $T \in \linear(V,W)$ is called {\it invertible} if there exists a linear map $S \in \linear(W,V)$ such that $ST$ equals the identity map on $V$ and $TS$ equals the identity map on $W$.\par</text:p>
      <text:p text:style-name="P1">$\bullet$ A linear map $S \in \linear(W,V)$ satisfying $ST = I$ and $TS = I$ is called an {\it inverse} of $T$ (note that the first $I$ is the identity map on $V$ and the second $I$ is the identity map on $W$).</text:p>
      <text:p text:style-name="P1"/>
      <text:p text:style-name="P1">{\bf Inverse is unique} An invertible linear map has a unique inverse.</text:p>
      <text:p text:style-name="P1"><text:soft-page-break/></text:p>
      <text:p text:style-name="P1">{\bf Notation: $T^{-1}$}</text:p>
      <text:p text:style-name="P1">If $T$ is invertible, then its inverse is denoted by $T^{-1}$. In other words, if $T \in \linear(V,W)$ is invertible, then $T^{-1}$ is the unique element of $\linear(W,V)$ such that $T^{-1}T = I$ and $TT^{-1}=I$.</text:p>
      <text:p text:style-name="P1"/>
      <text:p text:style-name="P1">{\bf Invertibility is equivalent to injectivity and surjectivity}</text:p>
      <text:p text:style-name="P1">A linear map is invertible if and only if it is injective and surjective.</text:p>
      <text:p text:style-name="P1"/>
      <text:p text:style-name="P1">{\bf Def: isomorphism, isomorphic}\par</text:p>
      <text:p text:style-name="P1">$\bullet$ An {\it isomorphism} is an invertible linear map\par</text:p>
      <text:p text:style-name="P1">$\bullet$ Two vector spaces are called {\it isomorphic} if there is an isomorphism from one vector space into the other one.</text:p>
      <text:p text:style-name="P1"/>
      <text:p text:style-name="P1">{\bf Dimension shows whether vector spaces are isomorphic}</text:p>
      <text:p text:style-name="P1">Two finite-dimensional vector spaces over $\field$ are isomorphic IFF they have the same dimension.</text:p>
      <text:p text:style-name="P1"/>
      <text:p text:style-name="P1">{\bf $\linear(V,W)$ and $\field^{m,n}$ are isomorphic}</text:p>
      <text:p text:style-name="P1">Suppose $v_1 \Dots v_n$ is a basis of $V$ and $w_1 \Dots w_m$ is a basis of $W$. Then $\mapmatrix$ is an isomorphism between $\linear(V,W)$ and $\field^{m,n}$.</text:p>
      <text:p text:style-name="P1"/>
      <text:p text:style-name="P1">{\bf $\dim \linear(V,W) = (\dim V)(\dim W)$}</text:p>
      <text:p text:style-name="P1">Suppose $V$ and $W$ are finite-dimensional. Then $\lambda(V,W)$ is finite-dimensional and $\dim \linear(V,W) = (\dim V)(\dim W)$.</text:p>
      <text:p text:style-name="P1"/>
      <text:p text:style-name="P1">{\bf matrix of a vector $\mapmatrix(v)$}</text:p>
      <text:p text:style-name="P1">Suppose $v \in V$ and $v_1 \Dots v_n$ is a basis of $V$. The {\bf matrix of} $v$ with respect to this basis is the $n$-by-$1$ matrix $M(v) = \left(\matrix{c_1\cr \vdots \cr c_n}\right)$, where $c_1 \Dots c_n$ are the scalars such that $v = c_1v_1 + \cdots + c_nv_n$.</text:p>
      <text:p text:style-name="P1"/>
      <text:p text:style-name="P1">{\bf $\mapmatrix(T)_{.,k} = \mapmatrix(v_k)$}</text:p>
      <text:p text:style-name="P1">Suppose $T \in \linear(V,W)$ and $v_1 \Dots v_n$ is a basis of $V$ and $w_1 \Dots w_m$ is a basis of $W$. Let $1 \le k \le n$. Then the $k^{\rm th}$ column of $\mapmatrix(T)$, which is denoted by $\mapmatrix(T)_{.,k}$, equals $\mapmatrix(v_k)$.</text:p>
      <text:p text:style-name="P1"/>
      <text:p text:style-name="P1">{\bf Linear maps act like matrix multiplication}</text:p>
      <text:p text:style-name="P1">Suppose $T \in \linear(V,W)$ and $v \in V$. Suppose $v_1 \Dots v_n$ is a basis of $V$ and $w_1 \Dots w_m$ is a basis of $W$. Then $\mapmatrix(Tv)$ = $\mapmatrix(T)\mapmatrix(v)$.</text:p>
      <text:p text:style-name="P1"/>
      <text:p text:style-name="P1">{\bf Def: operator, $\linear(V)$}\par</text:p>
      <text:p text:style-name="P1">$\bullet$ A linear map from a vector space to itself is called an {\it operator}.\par</text:p>
      <text:p text:style-name="P1">$\bullet$ The notation $\linear(V)$ denotes the set of all operators on $V$. In other words, $\linear(V) = \linear(V,V)$.</text:p>
      <text:p text:style-name="P1"/>
      <text:p text:style-name="P1">{\bf Injectivity is equivalent to surjectivity in finite dimension}</text:p>
      <text:p text:style-name="P1">Suppose $V$ is finite-dimensional and $T \in \linear(V)$. Then the following are equivalent:\par</text:p>
      <text:p text:style-name="P1">(a) $T$ is invertible;\par</text:p>
      <text:p text:style-name="P1">(b) $T$ is injective;\par</text:p>
      <text:p text:style-name="P1">(c) $T$ is surjective;</text:p>
      <text:p text:style-name="P1"/>
      <text:p text:style-name="P1">{\bf Def: product of vector spaces} Suppose $V_1 \Dots V_m$ are vector spaces over $\field$.\par</text:p>
      <text:p text:style-name="P1">$\bullet$ The {\it product} $V_1 \times \cdots \times V_m$ is defined by $V_1 \times \cdots \times V_m = \{(v_1 \Dots v_m) : v_1 \in V_1 \Dots v_m \in V_m\}$.\par</text:p>
      <text:p text:style-name="P1">$\bullet$ Addition on $V_1 \times \cdots \times V_m$ is defined by $(u_1\Dots u_m) + (v_1 \Dots v_m) = (u_1+v_1 \Dots u_m+v_m)$.\par</text:p>
      <text:p text:style-name="P1">$\bullet$ Scalar multiplication on $V_1 \times \cdots \times V_m$ is defined by $\lambda(v_1 \Dots v_m) = (\lambda v_1 \Dots \lambda v_m)$.</text:p>
      <text:p text:style-name="P1"/>
      <text:p text:style-name="P1">{\bf Product of vector spaces is a vector space}</text:p>
      <text:p text:style-name="P1">Suppose $V_1 \Dots V_m$ are vector spaces over $\field$. Then $V_1 \times \cdots \times V_m$ is a vector space over $\field$.</text:p>
      <text:p text:style-name="P1"/>
      <text:p text:style-name="P1">{\bf Dimension of a product is the sum of dimensions}</text:p>
      <text:p text:style-name="P1">Suppose $V_1 \Dots V_m$ are finite-dimensional vector spaces. Then $V_1 \times \cdots \times V_m$ is finite-dimensional and $\dim (V_1 \times \cdots \times V_m) = \dim V_1 + \cdots + \dim V_m$.</text:p>
      <text:p text:style-name="P1"/>
      <text:p text:style-name="P1">{\bf Products and direct sums}</text:p>
      <text:p text:style-name="P1">Suppose that $U_1 \Dots U_m$ are subspaces of $V$. Define a linear map $\Gamma : U_1 \times \cdots \times U_m \rightarrow U_1 + \cdots + U_m$ by $\Gamma (u_1 \Dots u_m) = u_1 + \cdots + u_m$. Then $U_1 + \cdots + U_m$ is a direct sum IFF $\Gamma$ is injective.</text:p>
      <text:p text:style-name="P1"/>
      <text:p text:style-name="P1">{\bf A sum is a direct sum IFF dimensions add up}</text:p>
      <text:p text:style-name="P1">Suppose $V$ is finite-dimensional and $U_1 \Dots U_m$ are subspaces of $V$. Then $U_1 + \cdots + U_m$ is a direct sum IFF $\dim (U_1+\cdots+U_m) = \dim U_1 + \cdots + \dim U_m$</text:p>
      <text:p text:style-name="P1"/>
      <text:p text:style-name="P1">{\bf Def: $v+U$}</text:p>
      <text:p text:style-name="P1">Suppose $v \in V$ and $U$ is a subspace of $V$. Then $v + U$ is the subset of $V$ defined by $v+U = \{v+u: u \in U\}$.</text:p>
      <text:p text:style-name="P1"/>
      <text:p text:style-name="P1">{\bf Def: affine subset, parallel}\par</text:p>
      <text:p text:style-name="P1">$\bullet$ An {\it affine subset} of $V$ is a subset of $V$ of the form $v + U$ for some $v \in V$ and some subspace $U$ of $V$.\par</text:p>
      <text:p text:style-name="P1">$\bullet$ For $v \in V$ and $U$ a subspace of $V$, the affine subset $v + U$ is said to be {\it parallel} to $U$.</text:p>
      <text:p text:style-name="P1"/>
      <text:p text:style-name="P1">{\bf Def: quotient space, $V/U$}</text:p>
      <text:p text:style-name="P1">Suppose $U$ is a subspace of $V$. Then the {\it quotient space} $V/U$ is the set of all affine subsets of $V$ parallel to $U$. In other words, $V/U = \{v+U : v \in V\}$.</text:p>
      <text:p text:style-name="P1"/>
      <text:p text:style-name="P1">{\bf Two affine subsets parallel to $U$ are equal or disjoint}</text:p>
      <text:p text:style-name="P1">Suppose $U$ is a subspace of $V$ and $v,w \in V$. Then the following are equivalent.\par</text:p>
      <text:p text:style-name="P1">(a) $v-w \in U$;\par</text:p>
      <text:p text:style-name="P1">(b) $v+U = w+U$;\par</text:p>
      <text:p text:style-name="P1">(c) $(v+U) \cap (w+U) \ne \phi$.</text:p>
      <text:p text:style-name="P1"/>
      <text:p text:style-name="P1">{\bf Def: addition and scalar multiplication on $V/U$}</text:p>
      <text:p text:style-name="P1">Suppose $U$ is a subspace of $V$. Then {\it addition} and {\it scalar multiplication} are defined on $V/U$ by $(v+U) + (w+U) = (v+w)+U$, $\lambda(v+U) = (\lambda v) + U$, for $v,w \in V$ and $\lambda \in \field$.</text:p>
      <text:p text:style-name="P1"/>
      <text:p text:style-name="P1">{\bf Quotient space is a vector space}</text:p>
      <text:p text:style-name="P1">Suppose $U$ is a subspace of $V$. Then $V/U$, with the operations of addition and scalar multiplication as defined above, is a vector space.</text:p>
      <text:p text:style-name="P1"/>
      <text:p text:style-name="P1">{\bf Def: quotient map, $\pi$}</text:p>
      <text:p text:style-name="P1">Suppose $U$ is a subspace of $V$. The {\it quotient map} $\pi$ is the linear map $\pi : V \rightarrow V/U$ defined by $\pi(v) = v + U$, for $v \in V$.</text:p>
      <text:p text:style-name="P1"/>
      <text:p text:style-name="P1">{\bf Dimension of a quotient space} Suppose $V$ is finite-dimensional and $U$ is a subspace of $V$. Then $\dim V/U = \dim V - \dim U$.</text:p>
      <text:p text:style-name="P1"/>
      <text:p text:style-name="P1">{\bf Def: $\tilde T$}</text:p>
      <text:p text:style-name="P1">Suppose $T \in \linear(V,W)$. Define $\tilde T: V/({\rm null}\ T) \rightarrow W$ by $\tilde T(v+ {\rm null}\ T) = Tv$.</text:p>
      <text:p text:style-name="P1"/>
      <text:p text:style-name="P1">{\bf Null space and range of $\tilde T$}</text:p>
      <text:p text:style-name="P1">Suppose $T \in \linear(V,W)$. Then\par</text:p>
      <text:p text:style-name="P1">(a) $\tilde T$ is a linear map from $V/({\rm null}\ T)$ to $W$;\par</text:p>
      <text:p text:style-name="P1">(b) $\tilde T$ is injective;\par</text:p>
      <text:p text:style-name="P1">(c) ${\rm range}\ \tilde T = {\rm range}\ T$;\par</text:p>
      <text:p text:style-name="P1">(d) $V / ({\rm null}\ T)$ is isomorphic to ${\rm range}\ T$.</text:p>
      <text:p text:style-name="P1"/>
      <text:p text:style-name="P1">{\bf Def: linear functional} A {\it linear functional} on $V$ is a linear map from $V$ to $\field$. In other words, a linear functional is an element of $\linear(V,\field)$.</text:p>
      <text:p text:style-name="P1"/>
      <text:p text:style-name="P1">{\bf Def: dual space, $V'$}</text:p>
      <text:p text:style-name="P1"><text:soft-page-break/>The {\it dual space} of $V$, denoted $V'$, is the vector space of all linear functionals on $V$. In other words, $V' = \linear(V,\field)$.</text:p>
      <text:p text:style-name="P1"/>
      <text:p text:style-name="P1">{\bf $\dim V' = \dim V$}</text:p>
      <text:p text:style-name="P1">Suppose $V$ is finite-dimensional. Then $V'$ is also finite-dimensional and $\dim V' = \dim V$.</text:p>
      <text:p text:style-name="P1"/>
      <text:p text:style-name="P1">{\bf Def: dual basis}</text:p>
      <text:p text:style-name="P1">If $v_1 \Dots v_n$ is a basis of $V$, then the {\it dual basis} of $v_1 \Dots v_n$ is the list $\varphi_1 \Dots \varphi_n$ of elements of $V'$, where each $\varphi_j$ is the linear functional on $V$ such that \vskip -7pt $$\varphi_j(v_k)=\cases{1 &amp; if $k = j$ \cr 0 &amp; if $k \ne j$}$$\vskip -5pt</text:p>
      <text:p text:style-name="P1"/>
      <text:p text:style-name="P1">{\bf Dual basis is a basis of the dual space}</text:p>
      <text:p text:style-name="P1">Suppose $V$ is finite-dimensional. Then the dual basis of a basis of $V$ is a basis of $V'$.</text:p>
      <text:p text:style-name="P1"/>
      <text:p text:style-name="P1">{\bf Def: dual map, $T'$}</text:p>
      <text:p text:style-name="P1">If $T \in \linear(V,W)$, then the {\it dual map} of $T$ is the linear map $T' \in \linear(W',V')$ defined by $T'(\varphi) = \varphi \circ T$ for $\varphi \in W'$.</text:p>
      <text:p text:style-name="P1"/>
      <text:p text:style-name="P1">{\bf Algebraic properties of dual maps}\par</text:p>
      <text:p text:style-name="P1">$\bullet$ $(S+T)' = S' + T'$ for all $S,T \in \linear(V,W)$.\par</text:p>
      <text:p text:style-name="P1">$\bullet$ $(\lambda T)' = \lambda T'$ for all $\lambda \in \field$ and all $T \in \linear(V,W)$.\par</text:p>
      <text:p text:style-name="P1">$\bullet$ $(ST)' = T'S'$ for all $T \in \linear(U,V)$ and all $S \in \linear(V,W)$.\par</text:p>
      <text:p text:style-name="P1"/>
      <text:p text:style-name="P1">{\bf Def: annihilator, $U^0$}</text:p>
      <text:p text:style-name="P1">For $U \subset V$, the {\it annihilator} of $U$, denoted $U^0$, is defined by $U^0 = \{\varphi \in V' : \varphi(u) = 0$ for all $u \in U\}$.</text:p>
      <text:p text:style-name="P1"/>
      <text:p text:style-name="P1">{\bf The annihilator is a subspace}</text:p>
      <text:p text:style-name="P1">Suppose $U \subset V$. Then $U^0$ is a subspace of $V'$.</text:p>
      <text:p text:style-name="P1"/>
      <text:p text:style-name="P1">{\bf Dimension of the annihilator}</text:p>
      <text:p text:style-name="P1">Suppose $V$ is finite-dimensional and $U$ is a subspace of $V$. Then $\dim U + \dim U^0 = \dim V$.</text:p>
      <text:p text:style-name="P1"/>
      <text:p text:style-name="P1">{\bf The null space of $T'$}</text:p>
      <text:p text:style-name="P1">Suppose $V$ and $W$ are finite-dimensional and $T \in \linear(V,W)$. Then\par</text:p>
      <text:p text:style-name="P1">(a) $\mnull T' = (\mrange T)^0$;\par</text:p>
      <text:p text:style-name="P1">(b) $\dim \mnull T' = \dim \mnull T + \dim W - \dim V$.</text:p>
      <text:p text:style-name="P1"/>
      <text:p text:style-name="P1">{\bf $T$ surjective is equivalent to $T'$ injective}</text:p>
      <text:p text:style-name="P1">Suppose $V$ and $W$ are finite-dimensional and $T \in \linear(V,W)$. Then $T$ is surjective IFF $T'$ is injective.</text:p>
      <text:p text:style-name="P1"/>
      <text:p text:style-name="P1">{\bf The range of $T'$}</text:p>
      <text:p text:style-name="P1">Suppose $V$ and $W$ are finite-dimensional and $T \in \linear(V,W)$. Then\par</text:p>
      <text:p text:style-name="P1">(a) $\dim \mrange T' = \dim \mrange T$;\par</text:p>
      <text:p text:style-name="P1">(b) $\mrange T' = (\mnull T)^0$.</text:p>
      <text:p text:style-name="P1"/>
      <text:p text:style-name="P1">{\bf $T$ injective is equivalent to $T'$ surjective}</text:p>
      <text:p text:style-name="P1">Suppose $V$ and $W$ are finite-dimensional and $T \in \linear(V,W)$. Then $T$ is injective IFF $T'$ is surjective.</text:p>
      <text:p text:style-name="P1"/>
      <text:p text:style-name="P1">{\bf Def: transpose, $A^t$}</text:p>
      <text:p text:style-name="P1">The {\it transpose} of a matrix $A$, denoted $A^t$, is the matrix obtained from $A$ by interchanging the rows and columns. More specifically, if $A$ is an $m$-by-$n$ matrix, then $A^t$ is the $n$-by-$m$ matrix whose entries are given by the equation $(A^t)_{k,j}=A_{j,k}$.</text:p>
      <text:p text:style-name="P1"/>
      <text:p text:style-name="P1">{\bf The transpose of the product of matrices}</text:p>
      <text:p text:style-name="P1">If $A$ is an $m$-by-$n$ matrix and $C$ is an $n$-by-$p$ matrix, then $(AC)^t = C^tA^t$.</text:p>
      <text:p text:style-name="P1"/>
      <text:p text:style-name="P1">{\bf The matrix of $T'$ is the transpose of the matrix of $T$}</text:p>
      <text:p text:style-name="P1">Suppose $T \in \linear(V,W)$. Then $\mapmatrix(T') = (\mapmatrix(T))^t$.</text:p>
      <text:p text:style-name="P1"/>
      <text:p text:style-name="P1">{\bf Def: row rank, column rank}</text:p>
      <text:p text:style-name="P1">Suppose $A$ is an $m$-by-$n$ matrix with entries in $\field$.\par</text:p>
      <text:p text:style-name="P1">$\bullet$ The {\it row rank} of $A$ is the dimension of the span of the rows of $A$ in $\field^{1,n}$.\par</text:p>
      <text:p text:style-name="P1">$\bullet$ The {\it column rank} of $A$ is the dimension of the span of the columns of $A$ in $\field^{m,1}$.</text:p>
      <text:p text:style-name="P1"/>
      <text:p text:style-name="P1">{\bf Dimension of $\mrange T$ equals column rank of $\mapmatrix T$}</text:p>
      <text:p text:style-name="P1">Suppose $V$ and $W$ are finite-dimensional and $T \in \linear(V,W)$. Then $\dim \mrange T$ equals the column rank of $\mapmatrix(T)$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0in">
          <style:column style:rel-width="4800*" fo:start-indent="0in" fo:end-indent="0in"/>
          <style:column style:rel-width="4800*" fo:start-indent="0in" fo:end-indent="0in"/>
          <style:column style:rel-width="4800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02:34:56.892000000</meta:creation-date>
    <dc:date>2016-03-04T02:38:06.174000000</dc:date>
    <meta:editing-duration>PT3M9S</meta:editing-duration>
    <meta:editing-cycles>1</meta:editing-cycles>
    <meta:document-statistic meta:table-count="0" meta:image-count="0" meta:object-count="1" meta:page-count="5" meta:paragraph-count="299" meta:word-count="4766" meta:character-count="27746" meta:non-whitespace-character-count="23270"/>
    <meta:generator>LibreOffice/5.1.0.3$Windows_x86 LibreOffice_project/5e3e00a007d9b3b6efb6797a8b8e57b51ab1f737</meta:generator>
  </office:meta>
</office:document-meta>
</file>

<file path=Object 1/content.xml><?xml version="1.0" encoding="utf-8"?>
<math xmlns="http://www.w3.org/1998/Math/MathML" display="block">
  <semantics>
    <mrow>
      <mrow>
        <mo stretchy="false">∫</mo>
        <msup>
          <mi>x</mi>
          <mn>2</mn>
        </msup>
      </mrow>
      <mi mathvariant="italic">dx</mi>
    </mrow>
    <annotation encoding="StarMath 5.0">int x^2 dx</annotation>
  </semantics>
</math>
</file>